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_20_Text">
      <style:text-properties style:font-name="Times New Roman"/>
    </style:style>
    <style:style style:name="P2" style:family="paragraph" style:parent-style-name="Default_20_Text">
      <style:text-properties style:font-name="Times New Roman" fo:font-style="italic" officeooo:paragraph-rsid="00440ce3" style:font-style-asian="italic" style:font-style-complex="italic"/>
    </style:style>
    <style:style style:name="P3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officeooo:rsid="0044d3c2" officeooo:paragraph-rsid="0044d3c2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Default_20_Text">
      <style:text-properties officeooo:paragraph-rsid="00259e5e"/>
    </style:style>
    <style:style style:name="P5" style:family="paragraph" style:parent-style-name="Standard">
      <style:text-properties officeooo:paragraph-rsid="00259e5e"/>
    </style:style>
    <style:style style:name="P6" style:family="paragraph" style:parent-style-name="Standard">
      <style:text-properties officeooo:paragraph-rsid="003a12e0"/>
    </style:style>
    <style:style style:name="P7" style:family="paragraph" style:parent-style-name="Standard">
      <style:text-properties style:font-name="Times New Roman" officeooo:rsid="001d0ed1" officeooo:paragraph-rsid="003d00d0"/>
    </style:style>
    <style:style style:name="P8" style:family="paragraph" style:parent-style-name="Standard">
      <style:text-properties style:text-underline-style="solid" style:text-underline-width="auto" style:text-underline-color="font-color" officeooo:rsid="003d00d0" officeooo:paragraph-rsid="003d00d0"/>
    </style:style>
    <style:style style:name="P9" style:family="paragraph" style:parent-style-name="Standard">
      <style:text-properties officeooo:paragraph-rsid="0044e0ba"/>
    </style:style>
    <style:style style:name="P10" style:family="paragraph" style:parent-style-name="Standard">
      <style:paragraph-properties fo:break-before="page"/>
      <style:text-properties officeooo:paragraph-rsid="003d00d0"/>
    </style:style>
    <style:style style:name="P11" style:family="paragraph" style:parent-style-name="Default_20_Text">
      <style:paragraph-properties fo:text-align="center" style:justify-single-word="false"/>
      <style:text-properties officeooo:paragraph-rsid="00259e5e"/>
    </style:style>
    <style:style style:name="T1" style:family="text">
      <style:text-properties officeooo:rsid="0028e42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3a12e0"/>
    </style:style>
    <style:style style:name="T4" style:family="text">
      <style:text-properties fo:color="#0000ff" style:font-name="Times New Roman" fo:font-weight="bold" officeooo:rsid="001b955c" style:font-weight-asian="bold" style:font-weight-complex="bold"/>
    </style:style>
    <style:style style:name="T5" style:family="text">
      <style:text-properties fo:color="#0000ff" style:font-name="Times New Roman" fo:font-weight="bold" officeooo:rsid="0028e42c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4">Task {task_ref} </text:span><text:span text:style-name="T5">- </text:span><text:span text:style-name="T4">{task_label} Summary</text:span></text:p>
      <text:p text:style-name="P1"/>
      <text:p text:style-name="P3">User Inforamtions</text:p>
      <text:p text:style-name="P2">This is a list of tags that will be replaced with your informations:</text:p>
      <text:p text:style-name="P9">myuser_logo = <text:s/>{myuser_logo}</text:p>
      <text:p text:style-name="Standard">myuser_lastname = {myuser_lastname} <text:line-break/>myuser_firstname = {myuser_firstname} <text:line-break/>myuser_login = <text:s/>{myuser_login} <text:line-break/>myuser_phone = <text:s/>{myuser_phone} <text:line-break/>myuser_fax= {myuser_fax} <text:line-break/>myuser_mobile = <text:s/>{myuser_mobile} <text:line-break/>myuser_email = {myuser_email} </text:p>
      <text:p text:style-name="Standard">myuser_fullname = {myuser_fullname} </text:p>
      <text:p text:style-name="P1"/>
      <text:p text:style-name="Default_20_Text">Project Information : </text:p>
      <text:p text:style-name="Default_20_Text">Project {object_title}({object_ref}), {object_id}, </text:p>
      <text:p text:style-name="Default_20_Text">Description :{object_description}</text:p>
      <text:p text:style-name="Default_20_Text"><text:s/>Creation date : {object_date_creation}</text:p>
      <text:p text:style-name="Default_20_Text"><text:s/>Start date : {object_date_start}</text:p>
      <text:p text:style-name="Default_20_Text"><text:s/>End Date : {object_date_end}</text:p>
      <text:p text:style-name="Default_20_Text">Note Private : {object_note_private}</text:p>
      <text:p text:style-name="Default_20_Text">Note Public : {object_public}</text:p>
      <text:p text:style-name="Default_20_Text">Status : {object_statut}</text:p>
      <text:p text:style-name="Default_20_Text"/>
      <text:p text:style-name="Default_20_Text">Customer : {company_name}</text:p>
      <text:p text:style-name="Default_20_Text"/>
      <text:p text:style-name="P4">Task Ref.: {task_ref}</text:p>
      <text:p text:style-name="P4">Task label : {task_label}</text:p>
      <text:p text:style-name="P4">Task Date Start : {task_date_start}</text:p>
      <text:p text:style-name="P4">Task Date End : {task_date_end}</text:p>
      <text:p text:style-name="P5">Task Description : {task_description}</text:p>
      <text:p text:style-name="P5">Task Duration : {task_duration}</text:p>
      <text:p text:style-name="Standard">Task Progress : {task_progress} %</text:p>
      <text:p text:style-name="Standard">Task Note Private : {task_note_private}</text:p>
      <text:p text:style-name="Standard">Task Note Public : {task_note_public}</text:p>
      <text:p text:style-name="Standard"/>
      <text:p text:style-name="Standard"><text:span text:style-name="T2">Task Ressources</text:span> :</text:p>
      <text:p text:style-name="Standard">[!-- BEGIN tasksressources --]</text:p>
      <text:p text:style-name="Standard">Ressource Company : {taskressource_socname}</text:p>
      <text:p text:style-name="Standard">Ressource Name : {taskressource_fullcivname}</text:p>
      <text:p text:style-name="Standard">Ressource Role : {taskressource_role}</text:p>
      <text:p text:style-name="Standard">Ressource Email : {taskressource_email}</text:p>
      <text:p text:style-name="Default_20_Text">[!-- END tasksressources --]</text:p>
      <text:p text:style-name="Standard"/>
      <text:p text:style-name="P6"><text:span text:style-name="T2">Task </text:span><text:span text:style-name="T3">Times</text:span> :</text:p>
      <text:p text:style-name="Standard">[!-- BEGIN taskstimes --]</text:p>
      <text:p text:style-name="Standard">Task time date : {tasktime_task_date}</text:p>
      <text:p text:style-name="Standard">Task duration : {tasktime_task_duration}</text:p>
      <text:p text:style-name="Standard">Task time note : {tasktime_note}</text:p>
      <text:p text:style-name="Standard">Task time user : {tasktime_fullcivname}</text:p>
      <text:p text:style-name="Standard">[!-- END taskstimes --]</text:p>
      <text:p text:style-name="Standard"/>
      <text:p text:style-name="P8"><text:soft-page-break/>Task files :</text:p>
      <text:p text:style-name="Standard">[!-- BEGIN tasksfiles --] </text:p>
      <text:p text:style-name="Standard">File name : {tasksfile_name}</text:p>
      <text:p text:style-name="Standard">File date : {tasksfile_date}</text:p>
      <text:p text:style-name="Standard">[!-- END tasksfiles --]</text:p>
      <text:p text:style-name="P7"/>
      <text:p text:style-name="P10"/>
      <text:p text:style-name="Table_20_Contents">[!-- BEGIN projectfiles --][!-- END projectfiles --]</text:p>
      <text:p text:style-name="Table_20_Contents">[!-- BEGIN projectcontacts --][!-- END projectcontacts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style:contextual-spacing="false"/>
    </style:style>
    <style:style style:name="Table_20_Contents" style:display-name="Table Contents" style:family="paragraph" style:parent-style-name="Text_20_Body_20_Single" style:class="extra">
      <style:paragraph-properties fo:margin-top="0cm" fo:margin-bottom="0cm" style:contextual-spacing="false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30T17:12:04</dc:date>
    <meta:editing-duration>P1DT9H20M6S</meta:editing-duration>
    <meta:editing-cycles>107</meta:editing-cycles>
    <meta:generator>LibreOffice/4.0.2.2$Linux_X86_64 LibreOffice_project/400m0$Build-2</meta:generator>
    <dc:creator>bobby Jerico</dc:creator>
    <meta:document-statistic meta:table-count="0" meta:image-count="0" meta:object-count="0" meta:page-count="3" meta:paragraph-count="46" meta:word-count="220" meta:character-count="1700" meta:non-whitespace-character-count="1518"/>
    <meta:user-defined meta:name="Información 1"/>
    <meta:user-defined meta:name="Información 2"/>
    <meta:user-defined meta:name="Información 3"/>
    <meta:user-defined meta:name="Información 4"/>
  </office:meta>
</office:document-meta>
</file>